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9.71pt"/>
    </style:style>
    <style:style style:name="co6" style:family="table-column">
      <style:table-column-properties fo:break-before="auto" style:column-width="8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Rec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Two empty envelopes (from kitchen in Hull’s Cove, near documents comprising packs #10001 to #10009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 (see doc notes)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2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2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3: retry of 10193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3: retry of 10194 (retry attempt to resolve improper cropping failed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y 4: retry of 10194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y 4: retry of 10193 (retry attempt to resolve improper cropping succeeded; note that the paper with “DocReg” is not part of #10012 and was just being used to enable proper capture of the entirety of #10012)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Docu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Docu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Docu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Docu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Won’t be retained in hard copy, since I want the dough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table table:name="Location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 foun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#10001–#10009, #10017, #10019</text:p>
          </table:table-cell>
          <table:table-cell office:value-type="string" calcext:value-type="string">
            <text:p>Kitchen, Hull’s Cove</text:p>
          </table:table-cell>
          <table:table-cell office:value-type="string" calcext:value-type="string">
            <text:p>Misc.</text:p>
          </table:table-cell>
        </table:table-row>
        <table:table-row table:style-name="ro1">
          <table:table-cell office:value-type="string" calcext:value-type="string">
            <text:p>#10010–#10016, #10018</text:p>
          </table:table-cell>
          <table:table-cell office:value-type="string" calcext:value-type="string">
            <text:p>Mountain room, Hull’s Cove</text:p>
          </table:table-cell>
          <table:table-cell office:value-type="string" calcext:value-type="string">
            <text:p>A sta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4:56:56.86272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5:15:07.997164079</dc:date>
    <meta:editing-duration>PT3H26M34S</meta:editing-duration>
    <meta:editing-cycles>75</meta:editing-cycles>
    <meta:generator>LibreOffice/5.1.2.2.0$Linux_X86_64 LibreOffice_project/10m0$Build-2</meta:generator>
    <meta:document-statistic meta:table-count="2" meta:cell-count="11300" meta:object-count="0"/>
  </office:meta>
</office:document-meta>
</file>